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660066" draw:fill-gradient-name="Tango_20_Purpl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color="#660066" draw:fill-gradient-name="Tango_20_Blu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gradient" draw:fill-color="#ff950e" draw:fill-gradient-name="Deep_20_Orang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objectwithoutfill">
      <style:graphic-properties svg:stroke-width="0.102cm" svg:stroke-color="#0099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none" draw:fill="gradient" draw:fill-color="#ff950e" draw:fill-gradient-name="Tango_20_Re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579d1c" draw:fill="gradient" draw:fill-color="#009933" draw:fill-gradient-name="Subtle_20_Tango_20_Green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Dashed_20__28_var_29_" svg:stroke-width="0.051cm" svg:stroke-color="#cc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02cm" svg:stroke-color="#ff66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14" style:family="graphic" style:parent-style-name="objectwithoutfill">
      <style:graphic-properties draw:marker-end="Arrow" draw:marker-end-width="0.20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style:text-properties fo:font-size="12pt" fo:font-style="normal" style:font-size-asian="12pt" style:font-style-asian="normal" style:font-size-complex="12pt" style:font-style-complex="normal"/>
    </style:style>
    <style:style style:name="P4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text-underline-style="none"/>
    </style:style>
    <style:style style:name="P8" style:family="paragraph">
      <style:text-properties fo:font-size="10pt" style:text-underline-style="none" style:font-size-asian="10pt" style:font-size-complex="10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27cm" svg:height="1.27cm" svg:x="11.795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4.6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7cm" svg:height="1.27cm" svg:x="18.907cm" svg:y="8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4" draw:id="id4" draw:layer="layout" svg:width="1.27cm" svg:height="1.27cm" svg:x="11.79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762cm" svg:height="0.762cm" svg:x="9.636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" draw:id="id1" draw:layer="layout" draw:type="line" svg:x1="6.106cm" svg:y1="14.018cm" svg:x2="9.235cm" svg:y2="9.133cm" svg:d="M6106 14018l3129-4885" svg:viewBox="0 0 3130 4886">
          <text:p/>
        </draw:connector>
        <draw:connector draw:style-name="gr4" draw:text-style-name="P1" xml:id="id2" draw:id="id2" draw:layer="layout" draw:type="line" svg:x1="13.916cm" svg:y1="9.209cm" svg:x2="9.235cm" svg:y2="9.133cm" draw:end-shape="id1" draw:end-glue-point="3" svg:d="M13916 9209l-4681-76" svg:viewBox="0 0 4682 77">
          <text:p/>
        </draw:connector>
        <draw:connector draw:style-name="gr4" draw:text-style-name="P1" draw:layer="layout" draw:type="line" svg:x1="17.401cm" svg:y1="14.043cm" svg:x2="13.916cm" svg:y2="9.209cm" draw:end-shape="id2" draw:end-glue-point="2" svg:d="M17401 14043l-3485-4834" svg:viewBox="0 0 3486 4835">
          <text:p/>
        </draw:connector>
        <draw:connector draw:style-name="gr4" draw:text-style-name="P1" draw:layer="layout" draw:type="line" svg:x1="17.096cm" svg:y1="4.706cm" svg:x2="13.916cm" svg:y2="9.209cm" draw:end-shape="id2" draw:end-glue-point="2" svg:d="M17096 4706l-3180 4503" svg:viewBox="0 0 3181 4504">
          <text:p/>
        </draw:connector>
        <draw:connector draw:style-name="gr4" draw:text-style-name="P1" draw:layer="layout" draw:type="line" svg:x1="6.975cm" svg:y1="6.062cm" svg:x2="9.235cm" svg:y2="9.133cm" draw:end-shape="id1" draw:end-glue-point="3" svg:d="M6975 6062l2260 3071" svg:viewBox="0 0 2261 3072">
          <text:p/>
        </draw:connector>
        <draw:connector draw:style-name="gr5" draw:text-style-name="P1" draw:layer="layout" draw:type="line" svg:x1="5.767cm" svg:y1="9.577cm" svg:x2="11.981cm" svg:y2="13.759cm" draw:start-shape="id3" draw:start-glue-point="9" draw:end-shape="id4" draw:end-glue-point="5" svg:d="M5767 9577l6214 4182" svg:viewBox="0 0 6215 4183">
          <text:p/>
        </draw:connector>
        <draw:connector draw:style-name="gr5" draw:text-style-name="P1" draw:layer="layout" draw:type="line" svg:x1="12.879cm" svg:y1="13.759cm" svg:x2="19.093cm" svg:y2="9.577cm" draw:start-shape="id4" draw:start-glue-point="11" draw:end-shape="id5" draw:end-glue-point="7" svg:d="M12879 13759l6214-4182" svg:viewBox="0 0 6215 4183">
          <text:p/>
        </draw:connector>
        <draw:connector draw:style-name="gr5" draw:text-style-name="P1" draw:layer="layout" draw:type="line" svg:x1="19.093cm" svg:y1="8.679cm" svg:x2="12.879cm" svg:y2="4.116cm" draw:start-shape="id5" draw:start-glue-point="5" draw:end-shape="id6" draw:end-glue-point="9" svg:d="M19093 8679l-6214-4563" svg:viewBox="0 0 6215 4564">
          <text:p/>
        </draw:connector>
        <draw:connector draw:style-name="gr5" draw:text-style-name="P1" draw:layer="layout" draw:type="line" svg:x1="5.767cm" svg:y1="8.679cm" svg:x2="11.981cm" svg:y2="4.116cm" draw:start-shape="id3" draw:start-glue-point="11" draw:end-shape="id6" draw:end-glue-point="7" svg:d="M5767 8679l6214-4563" svg:viewBox="0 0 6215 4564">
          <text:p/>
        </draw:connector>
        <draw:custom-shape draw:style-name="gr6" draw:text-style-name="P2" xml:id="id7" draw:id="id7" draw:layer="layout" svg:width="1.27cm" svg:height="1.27cm" svg:x="12.665cm" svg:y="9.35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762cm" svg:height="0.762cm" svg:x="15.097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16.494cm" svg:y="11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0" draw:id="id10" draw:layer="layout" svg:width="0.508cm" svg:height="0.508cm" svg:x="14.335cm" svg:y="9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1" draw:id="id11" draw:layer="layout" svg:width="0.508cm" svg:height="0.508cm" svg:x="8.185cm" svg:y="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12.665cm" svg:y1="9.99cm" svg:x2="10.398cm" svg:y2="10.144cm" draw:start-shape="id7" draw:start-glue-point="6" draw:end-shape="id8" draw:end-glue-point="10" svg:d="M12665 9990l-2267 154" svg:viewBox="0 0 2268 155">
          <text:p/>
        </draw:connector>
        <draw:connector draw:style-name="gr4" draw:text-style-name="P1" draw:layer="layout" draw:type="line" svg:x1="10.287cm" svg:y1="10.414cm" svg:x2="15.208cm" svg:y2="12.414cm" draw:start-shape="id8" draw:start-glue-point="9" draw:end-shape="id9" draw:end-glue-point="5" svg:d="M10287 10414l4921 2000" svg:viewBox="0 0 4922 2001">
          <text:p/>
        </draw:connector>
        <draw:custom-shape draw:style-name="gr8" draw:text-style-name="P1" draw:layer="layout" svg:width="2.921cm" svg:height="2.921cm" svg:x="7.731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921cm" svg:height="2.921cm" svg:x="14.589cm" svg:y="10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3" draw:id="id13" draw:layer="layout" svg:width="2.921cm" svg:height="2.921cm" svg:x="12.557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1.065cm" svg:height="0.962cm" svg:x="3.794cm" svg:y="9.255cm">
          <draw:text-box>
            <text:p>v''</text:p>
          </draw:text-box>
        </draw:frame>
        <draw:frame draw:style-name="gr9" draw:layer="layout" svg:width="0.82cm" svg:height="0.962cm" svg:x="12.938cm" svg:y="14.716cm">
          <draw:text-box>
            <text:p>v</text:p>
          </draw:text-box>
        </draw:frame>
        <draw:frame draw:style-name="gr9" draw:layer="layout" svg:width="0.942cm" svg:height="0.962cm" svg:x="20.05cm" svg:y="9.182cm">
          <draw:text-box>
            <text:p>v'</text:p>
          </draw:text-box>
        </draw:frame>
        <draw:frame draw:style-name="gr9" draw:layer="layout" svg:width="0.976cm" svg:height="0.962cm" svg:x="14.643cm" svg:y="9.347cm">
          <draw:text-box>
            <text:p>q'</text:p>
          </draw:text-box>
        </draw:frame>
        <draw:frame draw:style-name="gr9" draw:layer="layout" svg:width="0.853cm" svg:height="0.962cm" svg:x="13.431cm" svg:y="10.144cm">
          <draw:text-box>
            <text:p>q</text:p>
          </draw:text-box>
        </draw:frame>
        <draw:frame draw:style-name="gr9" draw:layer="layout" svg:width="1.107cm" svg:height="0.962cm" svg:x="9.04cm" svg:y="10.298cm">
          <draw:text-box>
            <text:p>ρ''</text:p>
          </draw:text-box>
        </draw:frame>
        <draw:frame draw:style-name="gr9" draw:layer="layout" svg:width="1.031cm" svg:height="0.962cm" svg:x="7.731cm" svg:y="9.409cm">
          <draw:text-box>
            <text:p>ξ''</text:p>
          </draw:text-box>
        </draw:frame>
        <draw:frame draw:style-name="gr9" draw:layer="layout" svg:width="0.985cm" svg:height="0.962cm" svg:x="15.209cm" svg:y="12.865cm">
          <draw:text-box>
            <text:p>ρ'</text:p>
          </draw:text-box>
        </draw:frame>
        <draw:frame draw:style-name="gr9" draw:layer="layout" svg:width="0.908cm" svg:height="0.962cm" svg:x="16.367cm" svg:y="11.922cm">
          <draw:text-box>
            <text:p>ξ'</text:p>
          </draw:text-box>
        </draw:frame>
        <draw:connector draw:style-name="gr10" draw:text-style-name="P1" draw:layer="layout" draw:type="line" svg:x1="13.3cm" svg:y1="10.625cm" svg:x2="12.43cm" svg:y2="13.573cm" draw:start-shape="id7" draw:start-glue-point="8" draw:end-shape="id4" draw:end-glue-point="4" svg:d="M13300 10625l-870 2948" svg:viewBox="0 0 871 2949">
          <text:p/>
        </draw:connector>
        <draw:connector draw:style-name="gr11" draw:text-style-name="P1" draw:layer="layout" draw:type="line" svg:x1="14.843cm" svg:y1="9.255cm" svg:x2="18.907cm" svg:y2="9.128cm" draw:start-shape="id10" draw:start-glue-point="10" draw:end-shape="id5" draw:end-glue-point="6" svg:d="M14843 9255l4064-127" svg:viewBox="0 0 4065 128">
          <text:p/>
        </draw:connector>
        <draw:frame draw:style-name="gr9" draw:text-style-name="P4" draw:layer="layout" svg:width="4.816cm" svg:height="4.075cm" svg:x="2.026cm" svg:y="1.127cm">
          <draw:text-box>
            <text:p><text:span text:style-name="T1">Variable Key</text:span></text:p>
            <text:p><text:span text:style-name="T2">q – candidateState</text:span></text:p>
            <text:p><text:span text:style-name="T2">v – candidateRep</text:span></text:p>
            <text:p><text:span text:style-name="T2">q' – nearSampledState</text:span></text:p>
            <text:p><text:span text:style-name="T2">v' – nearSampledRep</text:span></text:p>
            <text:p text:style-name="P3"><text:span text:style-name="T3">i(v,v') – inteface1</text:span></text:p>
            <text:p text:style-name="P3"><text:span text:style-name="T3">i(v,v'') - interface2</text:span></text:p>
            <text:p><text:span text:style-name="T2"/></text:p>
          </draw:text-box>
        </draw:frame>
        <draw:frame draw:style-name="gr12" draw:text-style-name="P4" draw:layer="layout" svg:width="8.285cm" svg:height="3.517cm" svg:x="14.208cm" svg:y="15.136cm">
          <draw:text-box>
            <text:p text:style-name="P5"><text:span text:style-name="T1">Example InterfaceData</text:span></text:p>
            <text:p text:style-name="P5"><text:span text:style-name="T4">interfaceData[</text:span><text:span text:style-name="T5">v</text:span><text:span text:style-name="T6">].interfaceHash(</text:span><text:span text:style-name="T4">vertexPair(</text:span><text:span text:style-name="T5">v',v''</text:span><text:span text:style-name="T6">))</text:span></text:p>
            <text:p text:style-name="P5"><text:span text:style-name="T2">pointA = q</text:span></text:p>
            <text:p text:style-name="P5"><text:span text:style-name="T2">pointB = ρ''</text:span></text:p>
            <text:p text:style-name="P5"><text:span text:style-name="T2">sigmaA = q'</text:span></text:p>
            <text:p text:style-name="P5"><text:span text:style-name="T2">sigmaB = ξ''</text:span></text:p>
            <text:p text:style-name="P5"><text:span text:style-name="T2">lastDistance = dist(a)</text:span></text:p>
          </draw:text-box>
        </draw:frame>
        <draw:frame draw:style-name="gr9" draw:text-style-name="P6" draw:layer="layout" svg:width="0.697cm" svg:height="0.649cm" svg:x="11.287cm" svg:y="9.509cm">
          <draw:text-box>
            <text:p text:style-name="P6"><text:span text:style-name="T7">a</text:span></text:p>
          </draw:text-box>
        </draw:frame>
        <draw:connector draw:style-name="gr11" draw:text-style-name="P1" draw:layer="layout" draw:type="line" svg:x1="8.185cm" svg:y1="9.209cm" svg:x2="5.953cm" svg:y2="9.128cm" draw:start-shape="id11" draw:start-glue-point="6" draw:end-shape="id3" draw:end-glue-point="10" svg:d="M8185 9209l-2232-81" svg:viewBox="0 0 2233 82">
          <text:p/>
        </draw:connector>
        <draw:frame draw:style-name="gr9" draw:text-style-name="P4" draw:layer="layout" svg:width="6.119cm" svg:height="1.685cm" svg:x="14.589cm" svg:y="1.381cm">
          <draw:text-box>
            <text:p text:style-name="P5"><text:span text:style-name="T1">Properties</text:span></text:p>
            <text:p text:style-name="P5"><text:span text:style-name="T2">q and q' </text:span><text:span text:style-name="T8">support and interface</text:span></text:p>
            <text:p text:style-name="P5"><text:span text:style-name="T3"/></text:p>
          </draw:text-box>
        </draw:frame>
        <draw:frame draw:style-name="gr13" draw:text-style-name="P8" xml:id="id12" draw:id="id12" draw:layer="layout" svg:width="1.984cm" svg:height="0.649cm" svg:x="10.779cm" svg:y="7.223cm">
          <draw:text-box>
            <text:p text:style-name="P7"><text:span text:style-name="T4">Radius δ </text:span></text:p>
          </draw:text-box>
        </draw:frame>
        <draw:connector draw:style-name="gr14" draw:text-style-name="P1" draw:layer="layout" draw:type="line" svg:x1="11.771cm" svg:y1="7.872cm" svg:x2="12.984cm" svg:y2="8.666cm" draw:start-shape="id12" draw:start-glue-point="2" draw:end-shape="id13" draw:end-glue-point="5" svg:d="M11771 7872l1213 794" svg:viewBox="0 0 1214 795">
          <text:p/>
        </draw:connector>
        <draw:frame draw:style-name="gr9" draw:text-style-name="P6" draw:layer="layout" svg:width="0.697cm" svg:height="0.649cm" svg:x="11.668cm" svg:y="11.16cm">
          <draw:text-box>
            <text:p text:style-name="P6"><text:span text:style-name="T7">b</text:span></text:p>
          </draw:text-box>
        </draw:frame>
        <draw:frame draw:style-name="gr9" draw:text-style-name="P3" draw:layer="layout" svg:width="1.463cm" svg:height="0.729cm" svg:x="17.256cm" svg:y="13.727cm">
          <draw:text-box>
            <text:p text:style-name="P3"><text:span text:style-name="T9">i(v,v')</text:span></text:p>
          </draw:text-box>
        </draw:frame>
        <draw:frame draw:style-name="gr9" draw:text-style-name="P3" draw:layer="layout" svg:width="1.738cm" svg:height="0.729cm" svg:x="16.809cm" svg:y="4.048cm">
          <draw:text-box>
            <text:p text:style-name="P3"><text:span text:style-name="T9">i(v',v''')</text:span></text:p>
          </draw:text-box>
        </draw:frame>
        <draw:frame draw:style-name="gr9" draw:text-style-name="P3" draw:layer="layout" svg:width="1.543cm" svg:height="0.729cm" svg:x="5.125cm" svg:y="13.954cm">
          <draw:text-box>
            <text:p text:style-name="P3"><text:span text:style-name="T9">i(v,v'')</text:span></text:p>
          </draw:text-box>
        </draw:frame>
        <draw:frame draw:style-name="gr15" draw:text-style-name="P3" draw:layer="layout" svg:width="1.819cm" svg:height="0.729cm" svg:x="6.842cm" svg:y="5.445cm">
          <draw:text-box>
            <text:p text:style-name="P3"><text:span text:style-name="T9">i(v'',v''')</text:span></text:p>
          </draw:text-box>
        </draw:frame>
        <draw:frame draw:style-name="gr9" draw:layer="layout" svg:width="1.188cm" svg:height="0.962cm" svg:x="12.557cm" svg:y="2.324cm">
          <draw:text-box>
            <text:p>v''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8:11:45.220020140</meta:creation-date>
    <dc:date>2016-04-28T21:28:26.362366198</dc:date>
    <meta:editing-duration>PT3H15M48S</meta:editing-duration>
    <meta:editing-cycles>8</meta:editing-cycles>
    <meta:generator>LibreOffice/4.2.8.2$Linux_X86_64 LibreOffice_project/420m0$Build-2</meta:generator>
    <meta:document-statistic meta:object-count="48"/>
  </office:meta>
</office:document-meta>
</file>